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text-properties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rategia</text:p>
      <text:p text:style-name="Standard"/>
      <text:p text:style-name="P1">Base de datos</text:p>
      <text:p text:style-name="Standard"/>
      <text:p text:style-name="Standard">En el presente desarrollo el grupo de trabajo asignado decidió comenzar realizando una migración de datos relevantes de la tabla maestra brindada por la compañía Hotel FRBA, según las especificaciones brindadas por la misma. </text:p>
      <text:p text:style-name="Standard">De esta manera se generaron las tablas base a ser utilizadas por la aplicación, y luego se fue adaptando el sistema de acuerdo a los requerimientos funcionales captados. La mencionada estructura se puede visualizar en el <text:span text:style-name="T1">Diagrama Entidad Relación (DER) </text:span><text:span text:style-name="T2">adjuntado junto con la estrategia.</text:span></text:p>
      <text:p text:style-name="P8">En general las condidiones de baja de los distintos elementos del sistema (presentes en ABMs) se modelan de forma lógica, según lo pedido, mediante una columna denominada "estado" en las tablas asociadas a dichos elementos.</text:p>
      <text:p text:style-name="P8"/>
      <text:p text:style-name="P2">Descripción y especificaciones de las tablas</text:p>
      <text:p text:style-name="P1"/>
      <text:p text:style-name="P1"/>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Aplicación</text:p>
      <text:p text:style-name="P4">En base al modelo brindado por la cátedra se agregaron nuevos formularios y carpetas, así como también se modificaron los nombres algunos/as ya existentes, para organizar de una forma más adecuada algunos aspectos de la solución. Se tomó de base también el documento "Guía de ABMs" para el diseño de las funcionalidades involucradas. Cabe destacar que en las correspondiente funcionalidades de ABMs optamos por incluir la "Baja" del elemento en cuestión dentro de la sección de "Modificación", puesto que esta debe trabajarse de forma lógica, y para simplificar el uso de la aplicación por parte de los usuarios.</text:p>
      <text:p text:style-name="P4">Con respecto a la interacción de la aplicación con la base de datos, algunas de las funcionalidades fueron desarrolladas para utilizar procedimientos almacenados definidos en la base, mientras que en otras se optó que la ejecución de consultas se <text:s/>fuera realizada desde la misma aplicación. El porque de esta decisión se encuentra fundada en el criterio del programador sobre la búsqueda de la solución más simple e <text:soft-page-break/>intuitiva en el marco de los requerimientos de la misma.</text:p>
      <text:p text:style-name="P4"/>
      <text:p text:style-name="P2">Descripción y especificaciones de las funcionalidades</text:p>
      <text:p text:style-name="P4"/>
      <text:p text:style-name="P7"><text:span text:style-name="T4">1. </text:span>ABM de Rol</text:p>
      <text:p text:style-name="P6">Para esta funcionalidad de la aplicación se contempla una lista de opciones (selección acotada) que pueden realizarse. Estas opciones incluyen el ingreso o edición de un determinado rol.</text:p>
      <text:p text:style-name="P6">Dependiendo de la opción seleccionada, se habilita la posibilidad de elegir un tipo de rol sobre el cual actuar.</text:p>
      <text:p text:style-name="P6">La baja de rol se encuentra contemplada dentro de la edición (debido a que se requiere que sea una baja lógica), mediante la configuración del campo "Activo/No Activo" dentro del formulario correspondiente.</text:p>
      <text:p text:style-name="P7"/>
      <text:p text:style-name="P7"><text:span text:style-name="T4">2. </text:span>Login y seguridad</text:p>
      <text:p text:style-name="P6">Como describe el enunciado es una funcionalidad de características especiales, por lo que no puede ser seleccionada entre la lista de funcionalidades del rol ni utilizada por el usuario de tipo "Guest".</text:p>
      <text:p text:style-name="P6">Al iniciarse la aplicación se presentan dos opciones: "Usuario" y "Omitir". Haciendo clic en la primera se accede al proceso de login y sino se omite entendiéndose que se ingresa como cliente.</text:p>
      <text:p text:style-name="P6">La inhabilitación del usuario producida por el logueo de forma incorrecta en tres intentos, por el momento solo puede ser revertida desde la base de datos ya que su desarrollo no fue definido dentro del alcance de los requerimientos solicitados.</text:p>
      <text:p text:style-name="P7"/>
      <text:p text:style-name="P7"><text:span text:style-name="T4">3. </text:span>ABM de Usuario</text:p>
      <text:p text:style-name="P6">Para esta funcionalidad se contempla también una lista (selección acotada) de opciones. Estas opciones incluyen el ingreso o edición de un determinado usuario. </text:p>
      <text:p text:style-name="P6">Dependiendo de la opción seleccionada, se habilita la posibilidad de escribir el "username" involucrado.</text:p>
      <text:p text:style-name="P6">Cabe aclarar que la modificación de un usuario en particular, en cualquiera de sus campos, requiere obligatoriamente la especificación de una contraseña, la cual puede ser la misma u otra distinta a la anterior.</text:p>
      <text:p text:style-name="P6">La baja de usuario se encuentra contemplada dentro de la edición (debido a que se requiere que sea una baja lógica), mediante la configuración del campo "Usuario Activo" dentro del formulario siguiente. </text:p>
      <text:p text:style-name="P6"/>
      <text:p text:style-name="P7"><text:span text:style-name="T4">4. </text:span>ABM de Cliente (huéspedes)</text:p>
      <text:p text:style-name="P6">En este caso de uso se seleccionan de una lista (selección acotada) las opciones de ingreso o edición de un determinado cliente.</text:p>
      <text:p text:style-name="P6">El ingreso impide registrar un cliente con el mismo tipo y número de documento y/o la misma dirección de correo electrónico.</text:p>
      <text:p text:style-name="P6">La modificación permite buscar en base a una serie de parámetros y, en caso de que sea necesario, corregir posibles inconsistencias detectadas durante la migración de la base de datos. Como resultado de la búsqueda se despliegan los resultados en la grilla y haciendo doble clic sobre el registo correspondiente se puede acceder a otro formulario para actualizar efectivamente los datos.</text:p>
      <text:p text:style-name="P6">La inhabilitación de un cliente (baja lógica del mismo) se puede efectuar desde el área de modificación mediante el campo "Activo".</text:p>
      <text:p text:style-name="P6"/>
      <text:p text:style-name="P7"><text:span text:style-name="T4">5. </text:span>ABM de Hotel</text:p>
      <text:p text:style-name="P6">La funcionalidad en cuestión permite el agregado de nuevos hoteles, así como también la modificación.</text:p>
      <text:p text:style-name="P6">La estructura general es similar a la del ABM de Cliente, permitiendo, por ejemplo, en el caso de la edición, buscar el hotel por medio de alguno de sus campos y seleccionarlo de la grilla para continuar con su modificación.</text:p>
      <text:p text:style-name="P6"><text:soft-page-break/>El desarrollo de esta función del sistema incluye el uso de procedimientos almacenados para la carga y la edición de datos de los hoteles. La modificación, por un tema de practicidad en el desarrollo de esta solución en el margen del modelo adoptado para la aplicación, comprende el borrado del hotel con sus regímenes y la posterior carga de los datos actualizados.</text:p>
      <text:p text:style-name="P6"/>
      <text:p text:style-name="P7"><text:span text:style-name="T4">6. </text:span>ABM de Habitación</text:p>
      <text:p text:style-name="P6">Para esta funcionalidad se se presenta también una lista (selección acotada) en la cual el usuario podrá optar por dos opciones. Estas incluyen el alta o modificación de los datos de una determinada habitación (exceptuando el tipo de habitación según lo especificado en los requerimientos). </text:p>
      <text:p text:style-name="P6">Dependiendo de la opción seleccionada, se habilita la posibilidad de escribir el número de la habitación buscada en el hotel en el cual el usuario inició sesión.</text:p>
      <text:p text:style-name="P6">La baja, también en forma lógica, se configura como hasta ahora en la sección de modificación mediante el campo Habitación Activa.</text:p>
      <text:p text:style-name="P6"/>
      <text:p text:style-name="P7"><text:span text:style-name="T4">7. </text:span>ABM de Régimen de Estadía</text:p>
      <text:p text:style-name="P6">Este caso de uso no se encuetra incluido en el alcance de esta solución, por lo cual el modelado del mismo no ha sido desarrollado.</text:p>
      <text:p text:style-name="P6"/>
      <text:p text:style-name="P6">8. <text:span text:style-name="T3">Generar o Modificar Reserva</text:span></text:p>
      <text:p text:style-name="P6">Esta función del sistema permite en primera instancia seleccionar alguna de las dos posibilidades de acción, y si se tratase de una modificación especificar el código de reserva.</text:p>
      <text:p text:style-name="P6">Para generar una reserva se evalúa la disponibilidad mediante un procedimiento almacenado en la base de datos y a partir de ese momento se pueden obtener las habitaciones disponibles junto con su costo. Por otro lado cada vez que se realice este proceso, el sistema cancelará las reservas no efectivizadas a su fecha de inicio, permitiendo dejar disponibles las habitaciones reservadas por la no presentación del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9M30S</meta:editing-duration>
    <meta:editing-cycles>25</meta:editing-cycles>
    <meta:generator>OpenOffice.org/3.4.1$Win32 OpenOffice.org_project/341m1$Build-9593</meta:generator>
    <dc:date>2014-12-11T20:32:23.21</dc:date>
    <meta:document-statistic meta:table-count="0" meta:image-count="0" meta:object-count="0" meta:page-count="3" meta:paragraph-count="41" meta:word-count="1083" meta:character-count="6715"/>
    <meta:user-defined meta:name="Info 1"/>
    <meta:user-defined meta:name="Info 2"/>
    <meta:user-defined meta:name="Info 3"/>
    <meta:user-defined meta:name="Info 4"/>
  </office:meta>
</office:document-meta>
</file>